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e15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e15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e15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e15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e15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e15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e15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e15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e15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e15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e15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e15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e15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e15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e15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e15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e15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ojan  Mathias Urbina Istur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30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onardo Jose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8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2.8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